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use-window-font-color="true" loext:opacity="0%" style:font-name="Open Sans" fo:letter-spacing="normal" fo:font-style="normal" fo:font-weight="normal"/>
    </style:style>
    <style:style style:name="P2" style:family="paragraph" style:parent-style-name="Heading_20_3">
      <style:paragraph-properties fo:margin-left="0in" fo:margin-right="0in" fo:line-height="150%" fo:orphans="2" fo:widows="2" fo:text-indent="0in" style:auto-text-indent="false"/>
      <style:text-properties fo:font-variant="normal" fo:text-transform="none" style:use-window-font-color="true" loext:opacity="0%" style:font-name="Open Sans" fo:letter-spacing="normal" fo:font-style="normal" fo:font-weight="normal"/>
    </style:style>
    <style:style style:name="P3" style:family="paragraph" style:parent-style-name="Heading_20_4">
      <style:paragraph-properties fo:margin-left="0in" fo:margin-right="0in" fo:line-height="150%" fo:orphans="2" fo:widows="2" fo:text-indent="0in" style:auto-text-indent="false"/>
      <style:text-properties fo:font-variant="normal" fo:text-transform="none" style:use-window-font-color="true" loext:opacity="0%" style:font-name="Open Sans" fo:letter-spacing="normal" fo:font-style="normal" fo:font-weight="normal"/>
    </style:style>
    <style:style style:name="P4" style:family="paragraph" style:parent-style-name="Standard">
      <style:text-properties style:use-window-font-color="true" loext:opacity="0%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loext:opacity="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style:use-window-font-color="true" loext:opacity="0%"/>
    </style:style>
    <style:style style:name="P8" style:family="paragraph" style:parent-style-name="Text_20_body" style:list-style-name="L1">
      <style:paragraph-properties fo:margin-top="0in" fo:margin-bottom="0in" style:contextual-spacing="false" fo:orphans="2" fo:widows="2" fo:padding="0in" fo:border="none"/>
      <style:text-properties fo:font-variant="normal" fo:text-transform="none" style:use-window-font-color="true" loext:opacity="0%" style:font-name="Open Sans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in" style:contextual-spacing="false" fo:orphans="2" fo:widows="2" fo:padding="0in" fo:border="none"/>
      <style:text-properties fo:font-variant="normal" fo:text-transform="none" style:use-window-font-color="true" loext:opacity="0%" style:font-name="Open Sans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top="0in" fo:margin-bottom="0in" style:contextual-spacing="false" fo:orphans="2" fo:widows="2" fo:padding="0in" fo:border="none"/>
      <style:text-properties fo:font-variant="normal" fo:text-transform="none" style:use-window-font-color="true" loext:opacity="0%" style:font-name="Open Sans" fo:font-size="12pt" fo:letter-spacing="normal" fo:font-style="normal" fo:font-weight="normal"/>
    </style:style>
    <style:style style:name="P11" style:family="paragraph" style:parent-style-name="Text_20_body" style:list-style-name="L2">
      <style:paragraph-properties fo:margin-top="0in" fo:margin-bottom="0in" style:contextual-spacing="false" fo:orphans="2" fo:widows="2" fo:padding="0in" fo:border="none"/>
      <style:text-properties fo:font-variant="normal" fo:text-transform="none" style:use-window-font-color="true" loext:opacity="0%" style:text-line-through-style="solid" style:text-line-through-type="single" style:font-name="Open Sans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top="0in" fo:margin-bottom="0in" style:contextual-spacing="false" fo:orphans="2" fo:widows="2" fo:padding="0in" fo:border="none"/>
      <style:text-properties fo:font-variant="normal" fo:text-transform="none" style:use-window-font-color="true" loext:opacity="0%" style:text-line-through-style="solid" style:text-line-through-type="single" style:font-name="Open Sans" fo:font-size="12pt" fo:letter-spacing="normal" fo:font-style="normal" fo:font-weight="normal"/>
    </style:style>
    <style:style style:name="P13" style:family="paragraph" style:parent-style-name="Text_20_body" style:list-style-name="L1">
      <style:paragraph-properties fo:orphans="2" fo:widows="2" fo:padding="0in" fo:border="none"/>
      <style:text-properties fo:font-variant="normal" fo:text-transform="none" style:use-window-font-color="true" loext:opacity="0%" style:font-name="Open Sans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orphans="2" fo:widows="2" fo:padding="0in" fo:border="none"/>
      <style:text-properties fo:font-variant="normal" fo:text-transform="none" style:use-window-font-color="true" loext:opacity="0%" style:font-name="Open Sans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orphans="2" fo:widows="2" fo:padding="0in" fo:border="none"/>
      <style:text-properties fo:font-variant="normal" fo:text-transform="none" style:use-window-font-color="true" loext:opacity="0%" style:text-line-through-style="solid" style:text-line-through-type="single" style:font-name="Open Sans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orphans="2" fo:widows="2" fo:padding="0in" fo:border="none"/>
    </style:style>
    <style:style style:name="T1" style:family="text">
      <style:text-properties fo:font-variant="normal" fo:text-transform="none" fo:color="#e5e5e5" loext:opacity="100%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e5e5e5" loext:opacity="100%" style:font-name="Open Sans" fo:font-size="12pt" fo:letter-spacing="normal" fo:font-style="normal" fo:font-weight="bold"/>
    </style:style>
    <style:style style:name="T3" style:family="text">
      <style:text-properties fo:font-variant="normal" fo:text-transform="none" style:font-name="Open Sans" fo:font-size="12pt" fo:letter-spacing="normal" fo:font-style="normal" fo:font-weight="normal"/>
    </style:style>
    <style:style style:name="T4" style:family="text">
      <style:text-properties fo:font-variant="normal" fo:text-transform="none" style:font-name="Open Sans" fo:font-size="12pt" fo:letter-spacing="normal" fo:font-style="normal" fo:font-weight="bold"/>
    </style:style>
    <style:style style:name="T5" style:family="text">
      <style:text-properties fo:font-variant="normal" fo:text-transform="none" style:use-window-font-color="true" loext:opacity="0%" style:font-name="Open Sans" fo:font-size="12pt" fo:letter-spacing="normal" fo:font-style="normal" fo:font-weight="normal"/>
    </style:style>
    <style:style style:name="T6" style:family="text">
      <style:text-properties fo:font-variant="normal" fo:text-transform="none" style:use-window-font-color="true" loext:opacity="0%" style:font-name="Open Sans" fo:font-size="12pt" fo:letter-spacing="normal" fo:font-style="normal" fo:font-weight="bold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none" style:text-line-through-type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4728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 kész feladat feltöltésének helye:</text:h>
      <text:p text:style-name="P5"><text:span text:style-name="T5">Repo: </text:span><text:span text:style-name="Strong_20_Emphasis"><text:span text:style-name="T6">str2-sajat-munka</text:span></text:span></text:p>
      <text:p text:style-name="P5"><text:span text:style-name="T5">Almappa:</text:span><text:span text:style-name="Strong_20_Emphasis"><text:span text:style-name="T5"> </text:span></text:span><text:span text:style-name="Strong_20_Emphasis"><text:span text:style-name="T6">html-feladatok-bemutatkozo</text:span></text:span></text:p>
      <text:p text:style-name="P5"><text:span text:style-name="T5">Például: </text:span><text:span text:style-name="Strong_20_Emphasis"><text:span text:style-name="T6">http://github.com/cherryApp/str2-sajat-munka/html-feladatok-bemutatkozo</text:span></text:span></text:p>
      <text:p text:style-name="P7"/>
      <text:h text:style-name="P2" text:outline-level="3">Készíts egy bemutatkozó oldalt!</text:h>
      <text:h text:style-name="P3" text:outline-level="4">Rövid leírás</text:h>
      <text:p text:style-name="P6">A feladat egy bemutatkozó oldal készítése. Ez szólhat rólad vagy egy kitalált személyről is. Az oldalnak lesznek aloldalai is, űrlappal, galériával, referenciákkal. A megvalósítás során a már tanult elemeket kell használni, de szorgalomból használhatsz olyan megoldásokat is, amelyeket még nem tanultunk.</text:p>
      <text:h text:style-name="P3" text:outline-level="4">Hogyan dolgozz?</text:h>
      <text:list xml:id="list4239736800" text:style-name="L1">
        <text:list-item>
          <text:p text:style-name="P8">Pontról pontra hajtsd végre a feladatokat.</text:p>
        </text:list-item>
        <text:list-item>
          <text:p text:style-name="P8">Ne ugrálj közöttük, ne készíts el semmi extra dolgot addig, amíg az alapvető elvárások nincsenek készen.</text:p>
        </text:list-item>
        <text:list-item>
          <text:p text:style-name="P13">A munkádat a fenti GitHub repository-ban kell elhelyezned, amelynek kötött a neve.</text:p>
        </text:list-item>
      </text:list>
      <text:h text:style-name="P3" text:outline-level="4">Általános jellemzők</text:h>
      <text:list xml:id="list2235461979" text:style-name="L2">
        <text:list-item>
          <text:p text:style-name="P11">Minden oldalon legyen header, nav, main, section, footer elem.</text:p>
        </text:list-item>
        <text:list-item>
          <text:p text:style-name="P9">A header-ben szerepeljen balra igazítva az oldal szabadon választott címe.</text:p>
        </text:list-item>
        <text:list-item>
          <text:p text:style-name="P9">A footer-ben legyen egy gomb, amely visszavisz a felső menühöz.</text:p>
        </text:list-item>
        <text:list-item>
          <text:p text:style-name="P9">Ne használj CSS-keretrendszereket (Bootstrap), a formázásokat saját CSS-fájllal oldd meg. Először minden legyen elkészítve, és csak utána foglalkozz a dizájnelemekkel.</text:p>
        </text:list-item>
        <text:list-item>
          <text:p text:style-name="P16"><text:span text:style-name="Strong_20_Emphasis"><text:span text:style-name="T6">A LEGFONTOSABB: amit nem határoztunk meg, abban szabad kezed van. Például színek, stílus, nem meghatározott elrendezések.</text:span></text:span></text:p>
        </text:list-item>
      </text:list>
      <text:h text:style-name="P3" text:outline-level="4">Oldalak</text:h>
      <text:list xml:id="list4194146484" text:style-name="L3">
        <text:list-item>
          <text:p text:style-name="P10">Home: ez lesz a főoldal. </text:p>
          <text:list>
            <text:list-item>
              <text:p text:style-name="P10"><text:span text:style-name="T7">Itt szerepelnie kell egy rövid bemutatkozásnak, max. 1-2 mondatban.</text:span> </text:p>
            </text:list-item>
            <text:list-item>
              <text:p text:style-name="P12">Legyen rajta legalább két nagyobb kép.</text:p>
            </text:list-item>
            <text:list-item>
              <text:p text:style-name="P12"><text:soft-page-break/>Legyen rajta elhelyezve három box egymás mellett egy sorban, mindegyikben emeld ki a bemutatkozó egy-egy jó tulajdonságát.</text:p>
            </text:list-item>
            <text:list-item>
              <text:p text:style-name="P14">A <text:span text:style-name="T7">láblécben legyen egy gomb, amely kattintásra visszavisz az oldal tetejére.</text:span></text:p>
            </text:list-item>
          </text:list>
        </text:list-item>
        <text:list-item>
          <text:p text:style-name="P10">Works: ez lesz az az oldal, ahol a tulajdonos bemutatja az eddigi munkáit.</text:p>
          <text:list>
            <text:list-item>
              <text:p text:style-name="P14"><text:span text:style-name="T7">Legalább 3 eddigi projektet mutass be</text:span>, amelyet a bemutatkozó már elkészített. Ha nincs ennyi, lehet benne kitalált is. Minden munkához legyen<text:span text:style-name="T7"> egy kép a bal oldalon és egy cím plusz leírás mellette jobbra. </text:span>Ha mobilnézetben jelenítik meg az oldalt, akkor egymás alá kerüljön a kép és a szöveg.</text:p>
            </text:list-item>
          </text:list>
        </text:list-item>
        <text:list-item>
          <text:p text:style-name="P10">Gallery: ahogyan a neve is mutatja, ez egy fotógaléria legyen.</text:p>
          <text:list>
            <text:list-item>
              <text:p text:style-name="P12">Legalább 20 egyforma méretű képet jeleníts meg ezen az oldalon.</text:p>
            </text:list-item>
            <text:list-item>
              <text:p text:style-name="P12">Legyen minden kép között azonos a függőleges és a vízszintes távolság.</text:p>
            </text:list-item>
            <text:list-item>
              <text:p text:style-name="P12">A képekre alkalmazz "box shadow"-effektet, hogy kiemelkedjenek a háttérből.</text:p>
            </text:list-item>
            <text:list-item>
              <text:p text:style-name="P10">Mobilnézet esetén egymás alatt legyenek a képek, azaz egy legyen egy sorban.</text:p>
            </text:list-item>
            <text:list-item>
              <text:p text:style-name="P15">Asztali nézet esetén három kép legyen egy sorban.</text:p>
            </text:list-item>
          </text:list>
        </text:list-item>
        <text:list-item>
          <text:p text:style-name="P10">About: <text:span text:style-name="T7">ezen az oldalon legyen egy hosszabb bemutatkozás, de itt is elég 5-10 mondat</text:span>. </text:p>
          <text:list>
            <text:list-item>
              <text:p text:style-name="P10">Helyezz el <text:span text:style-name="T7">egy nagyobb képet</text:span> magadról (vagy arról, akit bemutatsz) az oldal bal felső sarkában.</text:p>
            </text:list-item>
            <text:list-item>
              <text:p text:style-name="P12">Mit csináltam eddig, mik az erősségeim, mi a hobbim, milyen nyelveket beszélek. Használd a megfelelő HTML-elemeket a felsorolásokhoz, legyen benne számmal, ponttal való felsorolás is. </text:p>
            </text:list-item>
            <text:list-item>
              <text:p text:style-name="P10">Az oldal alján legyen egy űrlap, amelyen keresztül üzenetet tudnak neked küldeni. Az adatokat ellenőrizni is kell az alábbiak szerint:</text:p>
              <text:list>
                <text:list-item>
                  <text:p text:style-name="P10">Név (legalább 5 karakter hosszú és nem lehet üres)</text:p>
                </text:list-item>
                <text:list-item>
                  <text:p text:style-name="P10">E-mail (valid e-mail-címnek kell lennie)</text:p>
                </text:list-item>
                <text:list-item>
                  <text:p text:style-name="P10">Üzenet (legalább 20 karakter hosszú legyen)</text:p>
                </text:list-item>
              </text:list>
            </text:list-item>
            <text:list-item>
              <text:p text:style-name="P14">(Opcionális) Helytelen adatok esetén ne lehessen az űrlapot elküldeni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 Huszti</meta:initial-creator>
    <meta:creation-date>2021-10-16T21:51:09.145256245</meta:creation-date>
    <dc:date>2021-10-17T13:48:09.038520193</dc:date>
    <dc:creator>Andrea Huszti</dc:creator>
    <meta:editing-duration>PT13H35M3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39" meta:word-count="463" meta:character-count="3115" meta:non-whitespace-character-count="2716"/>
  </office:meta>
</office:document-meta>
</file>